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2535885016782755">
            <text:p>0.12535885016782755</text:p>
          </table:table-cell>
          <table:table-cell office:value-type="float" office:value="0.11966243872820229">
            <text:p>0.11966243872820229</text:p>
          </table:table-cell>
          <table:table-cell office:value-type="float" office:value="0.11758023570911061">
            <text:p>0.11758023570911061</text:p>
          </table:table-cell>
          <table:table-cell office:value-type="float" office:value="0.11379276118980212">
            <text:p>0.11379276118980212</text:p>
          </table:table-cell>
          <table:table-cell office:value-type="float" office:value="0.11212135031977435">
            <text:p>0.11212135031977435</text:p>
          </table:table-cell>
          <table:table-cell office:value-type="float" office:value="0.11139517775293487">
            <text:p>0.11139517775293487</text:p>
          </table:table-cell>
          <table:table-cell office:value-type="float" office:value="0.12071359809901168">
            <text:p>0.12071359809901168</text:p>
          </table:table-cell>
          <table:table-cell office:value-type="float" office:value="0.14176856434368018">
            <text:p>0.14176856434368018</text:p>
          </table:table-cell>
          <table:table-cell office:value-type="float" office:value="0.16107210830328117">
            <text:p>0.16107210830328117</text:p>
          </table:table-cell>
          <table:table-cell office:value-type="float" office:value="0.17041618748245674">
            <text:p>0.17041618748245674</text:p>
          </table:table-cell>
          <table:table-cell office:value-type="float" office:value="0.17464307265382667">
            <text:p>0.17464307265382667</text:p>
          </table:table-cell>
          <table:table-cell office:value-type="float" office:value="0.1763786180656275">
            <text:p>0.1763786180656275</text:p>
          </table:table-cell>
          <table:table-cell office:value-type="float" office:value="0.17693164994343286">
            <text:p>0.17693164994343286</text:p>
          </table:table-cell>
          <table:table-cell office:value-type="float" office:value="0.17526282251407863">
            <text:p>0.17526282251407863</text:p>
          </table:table-cell>
          <table:table-cell office:value-type="float" office:value="0.17311605856009388">
            <text:p>0.17311605856009388</text:p>
          </table:table-cell>
          <table:table-cell office:value-type="float" office:value="0.17195506533773022">
            <text:p>0.17195506533773022</text:p>
          </table:table-cell>
          <table:table-cell office:value-type="float" office:value="0.17444733312938474">
            <text:p>0.17444733312938474</text:p>
          </table:table-cell>
          <table:table-cell office:value-type="float" office:value="0.18220971956756035">
            <text:p>0.18220971956756035</text:p>
          </table:table-cell>
          <table:table-cell office:value-type="float" office:value="0.186576712502067">
            <text:p>0.186576712502067</text:p>
          </table:table-cell>
          <table:table-cell office:value-type="float" office:value="0.18446383426021845">
            <text:p>0.18446383426021845</text:p>
          </table:table-cell>
          <table:table-cell office:value-type="float" office:value="0.17868277124512022">
            <text:p>0.17868277124512022</text:p>
          </table:table-cell>
          <table:table-cell office:value-type="float" office:value="0.1708403232280097">
            <text:p>0.1708403232280097</text:p>
          </table:table-cell>
          <table:table-cell office:value-type="float" office:value="0.15880153985254564">
            <text:p>0.15880153985254564</text:p>
          </table:table-cell>
          <table:table-cell office:value-type="float" office:value="0.14108721321843176">
            <text:p>0.14108721321843176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29775146347119136">
            <text:p>0.29775146347119136</text:p>
          </table:table-cell>
          <table:table-cell office:value-type="float" office:value="0.2842213868917419">
            <text:p>0.2842213868917419</text:p>
          </table:table-cell>
          <table:table-cell office:value-type="float" office:value="0.27927575285514444">
            <text:p>0.27927575285514444</text:p>
          </table:table-cell>
          <table:table-cell office:value-type="float" office:value="0.2702797698872555">
            <text:p>0.2702797698872555</text:p>
          </table:table-cell>
          <table:table-cell office:value-type="float" office:value="0.26630984648778167">
            <text:p>0.26630984648778167</text:p>
          </table:table-cell>
          <table:table-cell office:value-type="float" office:value="0.26458504648985876">
            <text:p>0.26458504648985876</text:p>
          </table:table-cell>
          <table:table-cell office:value-type="float" office:value="0.2867180932717136">
            <text:p>0.2867180932717136</text:p>
          </table:table-cell>
          <table:table-cell office:value-type="float" office:value="0.3367277017221227">
            <text:p>0.3367277017221227</text:p>
          </table:table-cell>
          <table:table-cell office:value-type="float" office:value="0.382577344220095">
            <text:p>0.382577344220095</text:p>
          </table:table-cell>
          <table:table-cell office:value-type="float" office:value="0.4047713356827279">
            <text:p>0.4047713356827279</text:p>
          </table:table-cell>
          <table:table-cell office:value-type="float" office:value="0.4148110037557422">
            <text:p>0.4148110037557422</text:p>
          </table:table-cell>
          <table:table-cell office:value-type="float" office:value="0.41893325906992646">
            <text:p>0.41893325906992646</text:p>
          </table:table-cell>
          <table:table-cell office:value-type="float" office:value="0.42024681651515405">
            <text:p>0.42024681651515405</text:p>
          </table:table-cell>
          <table:table-cell office:value-type="float" office:value="0.416283029285885">
            <text:p>0.416283029285885</text:p>
          </table:table-cell>
          <table:table-cell office:value-type="float" office:value="0.4111840505686215">
            <text:p>0.4111840505686215</text:p>
          </table:table-cell>
          <table:table-cell office:value-type="float" office:value="0.4084264675932194">
            <text:p>0.4084264675932194</text:p>
          </table:table-cell>
          <table:table-cell office:value-type="float" office:value="0.414346084607366">
            <text:p>0.414346084607366</text:p>
          </table:table-cell>
          <table:table-cell office:value-type="float" office:value="0.43278325054260847">
            <text:p>0.43278325054260847</text:p>
          </table:table-cell>
          <table:table-cell office:value-type="float" office:value="0.44315570159394607">
            <text:p>0.44315570159394607</text:p>
          </table:table-cell>
          <table:table-cell office:value-type="float" office:value="0.43813720798296846">
            <text:p>0.43813720798296846</text:p>
          </table:table-cell>
          <table:table-cell office:value-type="float" office:value="0.42440606757397437">
            <text:p>0.42440606757397437</text:p>
          </table:table-cell>
          <table:table-cell office:value-type="float" office:value="0.40577873993683355">
            <text:p>0.40577873993683355</text:p>
          </table:table-cell>
          <table:table-cell office:value-type="float" office:value="0.3771843059287178">
            <text:p>0.3771843059287178</text:p>
          </table:table-cell>
          <table:table-cell office:value-type="float" office:value="0.33510936129853885">
            <text:p>0.33510936129853885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835088160613619">
            <text:p>0.835088160613619</text:p>
          </table:table-cell>
          <table:table-cell office:value-type="float" office:value="0.8061284754377193">
            <text:p>0.8061284754377193</text:p>
          </table:table-cell>
          <table:table-cell office:value-type="float" office:value="0.7205698963905414">
            <text:p>0.7205698963905414</text:p>
          </table:table-cell>
          <table:table-cell office:value-type="float" office:value="0.6941299802245013">
            <text:p>0.6941299802245013</text:p>
          </table:table-cell>
          <table:table-cell office:value-type="float" office:value="0.6366101773486011">
            <text:p>0.6366101773486011</text:p>
          </table:table-cell>
          <table:table-cell office:value-type="float" office:value="0.650480992606215">
            <text:p>0.650480992606215</text:p>
          </table:table-cell>
          <table:table-cell office:value-type="float" office:value="0.7424661299475506">
            <text:p>0.7424661299475506</text:p>
          </table:table-cell>
          <table:table-cell office:value-type="float" office:value="0.5641635896892385">
            <text:p>0.5641635896892385</text:p>
          </table:table-cell>
          <table:table-cell office:value-type="float" office:value="0.6243233804549889">
            <text:p>0.6243233804549889</text:p>
          </table:table-cell>
          <table:table-cell office:value-type="float" office:value="0.6749668248559908">
            <text:p>0.6749668248559908</text:p>
          </table:table-cell>
          <table:table-cell office:value-type="float" office:value="0.6611390102090251">
            <text:p>0.6611390102090251</text:p>
          </table:table-cell>
          <table:table-cell office:value-type="float" office:value="0.6647070375732612">
            <text:p>0.6647070375732612</text:p>
          </table:table-cell>
          <table:table-cell office:value-type="float" office:value="0.6773853438866372">
            <text:p>0.6773853438866372</text:p>
          </table:table-cell>
          <table:table-cell office:value-type="float" office:value="0.6743069321418657">
            <text:p>0.6743069321418657</text:p>
          </table:table-cell>
          <table:table-cell office:value-type="float" office:value="0.6610161611381089">
            <text:p>0.6610161611381089</text:p>
          </table:table-cell>
          <table:table-cell office:value-type="float" office:value="0.6681280040727747">
            <text:p>0.6681280040727747</text:p>
          </table:table-cell>
          <table:table-cell office:value-type="float" office:value="0.682665355963047">
            <text:p>0.682665355963047</text:p>
          </table:table-cell>
          <table:table-cell office:value-type="float" office:value="0.7378477700711641">
            <text:p>0.7378477700711641</text:p>
          </table:table-cell>
          <table:table-cell office:value-type="float" office:value="0.716787148225074">
            <text:p>0.716787148225074</text:p>
          </table:table-cell>
          <table:table-cell office:value-type="float" office:value="0.7063979977859405">
            <text:p>0.7063979977859405</text:p>
          </table:table-cell>
          <table:table-cell office:value-type="float" office:value="0.7039419770026358">
            <text:p>0.7039419770026358</text:p>
          </table:table-cell>
          <table:table-cell office:value-type="float" office:value="0.67247652415116">
            <text:p>0.67247652415116</text:p>
          </table:table-cell>
          <table:table-cell office:value-type="float" office:value="0.8612915257303">
            <text:p>0.8612915257303</text:p>
          </table:table-cell>
          <table:table-cell office:value-type="float" office:value="0.8404311617558681">
            <text:p>0.840431161755868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1963933813231437">
            <text:p>0.1963933813231437</text:p>
          </table:table-cell>
          <table:table-cell office:value-type="float" office:value="0.18746910112642692">
            <text:p>0.18746910112642692</text:p>
          </table:table-cell>
          <table:table-cell office:value-type="float" office:value="0.1842070187846288">
            <text:p>0.1842070187846288</text:p>
          </table:table-cell>
          <table:table-cell office:value-type="float" office:value="0.17827337368078158">
            <text:p>0.17827337368078158</text:p>
          </table:table-cell>
          <table:table-cell office:value-type="float" office:value="0.17565485865846273">
            <text:p>0.17565485865846273</text:p>
          </table:table-cell>
          <table:table-cell office:value-type="float" office:value="0.17451720076167487">
            <text:p>0.17451720076167487</text:p>
          </table:table-cell>
          <table:table-cell office:value-type="float" office:value="0.18911589944075682">
            <text:p>0.18911589944075682</text:p>
          </table:table-cell>
          <table:table-cell office:value-type="float" office:value="0.22210165201346516">
            <text:p>0.22210165201346516</text:p>
          </table:table-cell>
          <table:table-cell office:value-type="float" office:value="0.25234353971960277">
            <text:p>0.25234353971960277</text:p>
          </table:table-cell>
          <table:table-cell office:value-type="float" office:value="0.26698243679701505">
            <text:p>0.26698243679701505</text:p>
          </table:table-cell>
          <table:table-cell office:value-type="float" office:value="0.273604484384069">
            <text:p>0.273604484384069</text:p>
          </table:table-cell>
          <table:table-cell office:value-type="float" office:value="0.27632347575489835">
            <text:p>0.27632347575489835</text:p>
          </table:table-cell>
          <table:table-cell office:value-type="float" office:value="0.2771898828758667">
            <text:p>0.2771898828758667</text:p>
          </table:table-cell>
          <table:table-cell office:value-type="float" office:value="0.27457541519961665">
            <text:p>0.27457541519961665</text:p>
          </table:table-cell>
          <table:table-cell office:value-type="float" office:value="0.27121218850073325">
            <text:p>0.27121218850073325</text:p>
          </table:table-cell>
          <table:table-cell office:value-type="float" office:value="0.26939331903656727">
            <text:p>0.26939331903656727</text:p>
          </table:table-cell>
          <table:table-cell office:value-type="float" office:value="0.27329782915380796">
            <text:p>0.27329782915380796</text:p>
          </table:table-cell>
          <table:table-cell office:value-type="float" office:value="0.2854587680718744">
            <text:p>0.2854587680718744</text:p>
          </table:table-cell>
          <table:table-cell office:value-type="float" office:value="0.29230031541754603">
            <text:p>0.29230031541754603</text:p>
          </table:table-cell>
          <table:table-cell office:value-type="float" office:value="0.2889901757530141">
            <text:p>0.2889901757530141</text:p>
          </table:table-cell>
          <table:table-cell office:value-type="float" office:value="0.27993327620697295">
            <text:p>0.27993327620697295</text:p>
          </table:table-cell>
          <table:table-cell office:value-type="float" office:value="0.2676469088554107">
            <text:p>0.2676469088554107</text:p>
          </table:table-cell>
          <table:table-cell office:value-type="float" office:value="0.24878635476641792">
            <text:p>0.24878635476641792</text:p>
          </table:table-cell>
          <table:table-cell office:value-type="float" office:value="0.2210342136062306">
            <text:p>0.2210342136062306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37607655050348215">
            <text:p>0.37607655050348215</text:p>
          </table:table-cell>
          <table:table-cell office:value-type="float" office:value="0.35898731618460633">
            <text:p>0.35898731618460633</text:p>
          </table:table-cell>
          <table:table-cell office:value-type="float" office:value="0.35274070712733185">
            <text:p>0.35274070712733185</text:p>
          </table:table-cell>
          <table:table-cell office:value-type="float" office:value="0.34137828356940625">
            <text:p>0.34137828356940625</text:p>
          </table:table-cell>
          <table:table-cell office:value-type="float" office:value="0.33636405095932315">
            <text:p>0.33636405095932315</text:p>
          </table:table-cell>
          <table:table-cell office:value-type="float" office:value="0.3341855332588049">
            <text:p>0.3341855332588049</text:p>
          </table:table-cell>
          <table:table-cell office:value-type="float" office:value="0.3621407942970346">
            <text:p>0.3621407942970346</text:p>
          </table:table-cell>
          <table:table-cell office:value-type="float" office:value="0.42530569303104054">
            <text:p>0.42530569303104054</text:p>
          </table:table-cell>
          <table:table-cell office:value-type="float" office:value="0.4832163249098448">
            <text:p>0.4832163249098448</text:p>
          </table:table-cell>
          <table:table-cell office:value-type="float" office:value="0.5112485624473715">
            <text:p>0.5112485624473715</text:p>
          </table:table-cell>
          <table:table-cell office:value-type="float" office:value="0.5239292179614786">
            <text:p>0.5239292179614786</text:p>
          </table:table-cell>
          <table:table-cell office:value-type="float" office:value="0.5291358541968811">
            <text:p>0.5291358541968811</text:p>
          </table:table-cell>
          <table:table-cell office:value-type="float" office:value="0.5307949498302986">
            <text:p>0.5307949498302986</text:p>
          </table:table-cell>
          <table:table-cell office:value-type="float" office:value="0.525788467542236">
            <text:p>0.525788467542236</text:p>
          </table:table-cell>
          <table:table-cell office:value-type="float" office:value="0.5193481756802804">
            <text:p>0.5193481756802804</text:p>
          </table:table-cell>
          <table:table-cell office:value-type="float" office:value="0.5158651960131907">
            <text:p>0.5158651960131907</text:p>
          </table:table-cell>
          <table:table-cell office:value-type="float" office:value="0.5233419993881555">
            <text:p>0.5233419993881555</text:p>
          </table:table-cell>
          <table:table-cell office:value-type="float" office:value="0.5466291587026797">
            <text:p>0.5466291587026797</text:p>
          </table:table-cell>
          <table:table-cell office:value-type="float" office:value="0.5597301375061997">
            <text:p>0.5597301375061997</text:p>
          </table:table-cell>
          <table:table-cell office:value-type="float" office:value="0.5533915027806553">
            <text:p>0.5533915027806553</text:p>
          </table:table-cell>
          <table:table-cell office:value-type="float" office:value="0.536048313735362">
            <text:p>0.536048313735362</text:p>
          </table:table-cell>
          <table:table-cell office:value-type="float" office:value="0.5125209696840304">
            <text:p>0.5125209696840304</text:p>
          </table:table-cell>
          <table:table-cell office:value-type="float" office:value="0.4764046195576369">
            <text:p>0.4764046195576369</text:p>
          </table:table-cell>
          <table:table-cell office:value-type="float" office:value="0.42326163965529523">
            <text:p>0.42326163965529523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3134293845163703">
            <text:p>0.3134293845163703</text:p>
          </table:table-cell>
          <table:table-cell office:value-type="float" office:value="0.29918689003685334">
            <text:p>0.29918689003685334</text:p>
          </table:table-cell>
          <table:table-cell office:value-type="float" office:value="0.2939808466674517">
            <text:p>0.2939808466674517</text:p>
          </table:table-cell>
          <table:table-cell office:value-type="float" office:value="0.2845111857231394">
            <text:p>0.2845111857231394</text:p>
          </table:table-cell>
          <table:table-cell office:value-type="float" office:value="0.28033222843719247">
            <text:p>0.28033222843719247</text:p>
          </table:table-cell>
          <table:table-cell office:value-type="float" office:value="0.2785166101511881">
            <text:p>0.2785166101511881</text:p>
          </table:table-cell>
          <table:table-cell office:value-type="float" office:value="0.30181505896294286">
            <text:p>0.30181505896294286</text:p>
          </table:table-cell>
          <table:table-cell office:value-type="float" office:value="0.35445789273370965">
            <text:p>0.35445789273370965</text:p>
          </table:table-cell>
          <table:table-cell office:value-type="float" office:value="0.4027217200912725">
            <text:p>0.4027217200912725</text:p>
          </table:table-cell>
          <table:table-cell office:value-type="float" office:value="0.4260843225886655">
            <text:p>0.4260843225886655</text:p>
          </table:table-cell>
          <table:table-cell office:value-type="float" office:value="0.4366526232384394">
            <text:p>0.4366526232384394</text:p>
          </table:table-cell>
          <table:table-cell office:value-type="float" office:value="0.4409919333828186">
            <text:p>0.4409919333828186</text:p>
          </table:table-cell>
          <table:table-cell office:value-type="float" office:value="0.4423746553912493">
            <text:p>0.4423746553912493</text:p>
          </table:table-cell>
          <table:table-cell office:value-type="float" office:value="0.43820215737179335">
            <text:p>0.43820215737179335</text:p>
          </table:table-cell>
          <table:table-cell office:value-type="float" office:value="0.4328346950514323">
            <text:p>0.4328346950514323</text:p>
          </table:table-cell>
          <table:table-cell office:value-type="float" office:value="0.42993191323247243">
            <text:p>0.42993191323247243</text:p>
          </table:table-cell>
          <table:table-cell office:value-type="float" office:value="0.43616322405689906">
            <text:p>0.43616322405689906</text:p>
          </table:table-cell>
          <table:table-cell office:value-type="float" office:value="0.4555711876784381">
            <text:p>0.4555711876784381</text:p>
          </table:table-cell>
          <table:table-cell office:value-type="float" office:value="0.4664897937905509">
            <text:p>0.4664897937905509</text:p>
          </table:table-cell>
          <table:table-cell office:value-type="float" office:value="0.46120705447047905">
            <text:p>0.46120705447047905</text:p>
          </table:table-cell>
          <table:table-cell office:value-type="float" office:value="0.4467529092685519">
            <text:p>0.4467529092685519</text:p>
          </table:table-cell>
          <table:table-cell office:value-type="float" office:value="0.4271447710971049">
            <text:p>0.4271447710971049</text:p>
          </table:table-cell>
          <table:table-cell office:value-type="float" office:value="0.39704471466992713">
            <text:p>0.39704471466992713</text:p>
          </table:table-cell>
          <table:table-cell office:value-type="float" office:value="0.3527543395857649">
            <text:p>0.3527543395857649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6811185698516498">
            <text:p>0.6811185698516498</text:p>
          </table:table-cell>
          <table:table-cell office:value-type="float" office:value="0.6501679699709884">
            <text:p>0.6501679699709884</text:p>
          </table:table-cell>
          <table:table-cell office:value-type="float" office:value="0.6388546311791469">
            <text:p>0.6388546311791469</text:p>
          </table:table-cell>
          <table:table-cell office:value-type="float" office:value="0.6182759546478335">
            <text:p>0.6182759546478335</text:p>
          </table:table-cell>
          <table:table-cell office:value-type="float" office:value="0.6091945935799576">
            <text:p>0.6091945935799576</text:p>
          </table:table-cell>
          <table:table-cell office:value-type="float" office:value="0.6052490435088703">
            <text:p>0.6052490435088703</text:p>
          </table:table-cell>
          <table:table-cell office:value-type="float" office:value="0.655879287252324">
            <text:p>0.655879287252324</text:p>
          </table:table-cell>
          <table:table-cell office:value-type="float" office:value="0.7702782983922961">
            <text:p>0.7702782983922961</text:p>
          </table:table-cell>
          <table:table-cell office:value-type="float" office:value="0.8751612184033679">
            <text:p>0.8751612184033679</text:p>
          </table:table-cell>
          <table:table-cell office:value-type="float" office:value="0.9259308755801848">
            <text:p>0.9259308755801848</text:p>
          </table:table-cell>
          <table:table-cell office:value-type="float" office:value="0.9488970241927149">
            <text:p>0.9488970241927149</text:p>
          </table:table-cell>
          <table:table-cell office:value-type="float" office:value="0.958326850704489">
            <text:p>0.958326850704489</text:p>
          </table:table-cell>
          <table:table-cell office:value-type="float" office:value="0.9613316667281635">
            <text:p>0.9613316667281635</text:p>
          </table:table-cell>
          <table:table-cell office:value-type="float" office:value="0.9522643423989352">
            <text:p>0.9522643423989352</text:p>
          </table:table-cell>
          <table:table-cell office:value-type="float" office:value="0.9406002214199215">
            <text:p>0.9406002214199215</text:p>
          </table:table-cell>
          <table:table-cell office:value-type="float" office:value="0.9342921383275443">
            <text:p>0.9342921383275443</text:p>
          </table:table-cell>
          <table:table-cell office:value-type="float" office:value="0.947833502751889">
            <text:p>0.947833502751889</text:p>
          </table:table-cell>
          <table:table-cell office:value-type="float" office:value="0.9900092689010441">
            <text:p>0.9900092689010441</text:p>
          </table:table-cell>
          <table:table-cell office:value-type="float" office:value="1.0137366720969205">
            <text:p>1.0137366720969205</text:p>
          </table:table-cell>
          <table:table-cell office:value-type="float" office:value="1.0022566640685162">
            <text:p>1.0022566640685162</text:p>
          </table:table-cell>
          <table:table-cell office:value-type="float" office:value="0.9708461225088726">
            <text:p>0.9708461225088726</text:p>
          </table:table-cell>
          <table:table-cell office:value-type="float" office:value="0.9282353537406611">
            <text:p>0.9282353537406611</text:p>
          </table:table-cell>
          <table:table-cell office:value-type="float" office:value="0.8628244242014029">
            <text:p>0.8628244242014029</text:p>
          </table:table-cell>
          <table:table-cell office:value-type="float" office:value="0.7665762789227916">
            <text:p>0.7665762789227916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3426561262178755">
            <text:p>0.3426561262178755</text:p>
          </table:table-cell>
          <table:table-cell office:value-type="float" office:value="0.32708554404811263">
            <text:p>0.32708554404811263</text:p>
          </table:table-cell>
          <table:table-cell office:value-type="float" office:value="0.32139404624348294">
            <text:p>0.32139404624348294</text:p>
          </table:table-cell>
          <table:table-cell office:value-type="float" office:value="0.31104135598509514">
            <text:p>0.31104135598509514</text:p>
          </table:table-cell>
          <table:table-cell office:value-type="float" office:value="0.30647271824411865">
            <text:p>0.30647271824411865</text:p>
          </table:table-cell>
          <table:table-cell office:value-type="float" office:value="0.30448779672971515">
            <text:p>0.30448779672971515</text:p>
          </table:table-cell>
          <table:table-cell office:value-type="float" office:value="0.3299587851280754">
            <text:p>0.3299587851280754</text:p>
          </table:table-cell>
          <table:table-cell office:value-type="float" office:value="0.3875104710392622">
            <text:p>0.3875104710392622</text:p>
          </table:table-cell>
          <table:table-cell office:value-type="float" office:value="0.440274815851122">
            <text:p>0.440274815851122</text:p>
          </table:table-cell>
          <table:table-cell office:value-type="float" office:value="0.46581594015405575">
            <text:p>0.46581594015405575</text:p>
          </table:table-cell>
          <table:table-cell office:value-type="float" office:value="0.47736971634815856">
            <text:p>0.47736971634815856</text:p>
          </table:table-cell>
          <table:table-cell office:value-type="float" office:value="0.4821136595710475">
            <text:p>0.4821136595710475</text:p>
          </table:table-cell>
          <table:table-cell office:value-type="float" office:value="0.4836253179874278">
            <text:p>0.4836253179874278</text:p>
          </table:table-cell>
          <table:table-cell office:value-type="float" office:value="0.47906374182824113">
            <text:p>0.47906374182824113</text:p>
          </table:table-cell>
          <table:table-cell office:value-type="float" office:value="0.47319577303790816">
            <text:p>0.47319577303790816</text:p>
          </table:table-cell>
          <table:table-cell office:value-type="float" office:value="0.4700223118933015">
            <text:p>0.4700223118933015</text:p>
          </table:table-cell>
          <table:table-cell office:value-type="float" office:value="0.4768346815492359">
            <text:p>0.4768346815492359</text:p>
          </table:table-cell>
          <table:table-cell office:value-type="float" office:value="0.49805240382054017">
            <text:p>0.49805240382054017</text:p>
          </table:table-cell>
          <table:table-cell office:value-type="float" office:value="0.5099891508484178">
            <text:p>0.5099891508484178</text:p>
          </table:table-cell>
          <table:table-cell office:value-type="float" office:value="0.5042138053299133">
            <text:p>0.5042138053299133</text:p>
          </table:table-cell>
          <table:table-cell office:value-type="float" office:value="0.488411836378197">
            <text:p>0.488411836378197</text:p>
          </table:table-cell>
          <table:table-cell office:value-type="float" office:value="0.46697527363044977">
            <text:p>0.46697527363044977</text:p>
          </table:table-cell>
          <table:table-cell office:value-type="float" office:value="0.43406843960724173">
            <text:p>0.43406843960724173</text:p>
          </table:table-cell>
          <table:table-cell office:value-type="float" office:value="0.3856480645409633">
            <text:p>0.3856480645409633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4819800870322917">
            <text:p>0.4819800870322917</text:p>
          </table:table-cell>
          <table:table-cell office:value-type="float" office:value="0.46906592929286545">
            <text:p>0.46906592929286545</text:p>
          </table:table-cell>
          <table:table-cell office:value-type="float" office:value="0.3893724542721875">
            <text:p>0.3893724542721875</text:p>
          </table:table-cell>
          <table:table-cell office:value-type="float" office:value="0.37360101368215115">
            <text:p>0.37360101368215115</text:p>
          </table:table-cell>
          <table:table-cell office:value-type="float" office:value="0.3207892044715419">
            <text:p>0.3207892044715419</text:p>
          </table:table-cell>
          <table:table-cell office:value-type="float" office:value="0.3367054867689465">
            <text:p>0.3367054867689465</text:p>
          </table:table-cell>
          <table:table-cell office:value-type="float" office:value="0.4024427010253217">
            <text:p>0.4024427010253217</text:p>
          </table:table-cell>
          <table:table-cell office:value-type="float" office:value="0.164832991308918">
            <text:p>0.164832991308918</text:p>
          </table:table-cell>
          <table:table-cell office:value-type="float" office:value="0.17061898068974984">
            <text:p>0.17061898068974984</text:p>
          </table:table-cell>
          <table:table-cell office:value-type="float" office:value="0.1949422267646438">
            <text:p>0.1949422267646438</text:p>
          </table:table-cell>
          <table:table-cell office:value-type="float" office:value="0.16920821420573598">
            <text:p>0.16920821420573598</text:p>
          </table:table-cell>
          <table:table-cell office:value-type="float" office:value="0.16788759512695373">
            <text:p>0.16788759512695373</text:p>
          </table:table-cell>
          <table:table-cell office:value-type="float" office:value="0.17900813331514548">
            <text:p>0.17900813331514548</text:p>
          </table:table-cell>
          <table:table-cell office:value-type="float" office:value="0.18063043825635183">
            <text:p>0.18063043825635183</text:p>
          </table:table-cell>
          <table:table-cell office:value-type="float" office:value="0.173386625111659">
            <text:p>0.173386625111659</text:p>
          </table:table-cell>
          <table:table-cell office:value-type="float" office:value="0.18376872841997133">
            <text:p>0.18376872841997133</text:p>
          </table:table-cell>
          <table:table-cell office:value-type="float" office:value="0.19128591478078938">
            <text:p>0.19128591478078938</text:p>
          </table:table-cell>
          <table:table-cell office:value-type="float" office:value="0.22460340816007074">
            <text:p>0.22460340816007074</text:p>
          </table:table-cell>
          <table:table-cell office:value-type="float" office:value="0.1912419359122536">
            <text:p>0.1912419359122536</text:p>
          </table:table-cell>
          <table:table-cell office:value-type="float" office:value="0.1868042947976867">
            <text:p>0.1868042947976867</text:p>
          </table:table-cell>
          <table:table-cell office:value-type="float" office:value="0.20063224616138775">
            <text:p>0.20063224616138775</text:p>
          </table:table-cell>
          <table:table-cell office:value-type="float" office:value="0.1912572297471974">
            <text:p>0.1912572297471974</text:p>
          </table:table-cell>
          <table:table-cell office:value-type="float" office:value="0.41398281362891953">
            <text:p>0.41398281362891953</text:p>
          </table:table-cell>
          <table:table-cell office:value-type="float" office:value="0.4430197783567556">
            <text:p>0.4430197783567556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9521241638068456">
            <text:p>0.9521241638068456</text:p>
          </table:table-cell>
          <table:table-cell office:value-type="float" office:value="0.9178462643481456">
            <text:p>0.9178462643481456</text:p>
          </table:table-cell>
          <table:table-cell office:value-type="float" office:value="0.8303437242733657">
            <text:p>0.8303437242733657</text:p>
          </table:table-cell>
          <table:table-cell office:value-type="float" office:value="0.8003677922668593">
            <text:p>0.8003677922668593</text:p>
          </table:table-cell>
          <table:table-cell office:value-type="float" office:value="0.7412875471273295">
            <text:p>0.7412875471273295</text:p>
          </table:table-cell>
          <table:table-cell office:value-type="float" office:value="0.7544804019957283">
            <text:p>0.7544804019957283</text:p>
          </table:table-cell>
          <table:table-cell office:value-type="float" office:value="0.8551652894697367">
            <text:p>0.8551652894697367</text:p>
          </table:table-cell>
          <table:table-cell office:value-type="float" office:value="0.696519830409483">
            <text:p>0.696519830409483</text:p>
          </table:table-cell>
          <table:table-cell office:value-type="float" office:value="0.7747015608266586">
            <text:p>0.7747015608266586</text:p>
          </table:table-cell>
          <table:table-cell office:value-type="float" office:value="0.8340687106476414">
            <text:p>0.8340687106476414</text:p>
          </table:table-cell>
          <table:table-cell office:value-type="float" office:value="0.8241871490633955">
            <text:p>0.8241871490633955</text:p>
          </table:table-cell>
          <table:table-cell office:value-type="float" office:value="0.8293754952011801">
            <text:p>0.8293754952011801</text:p>
          </table:table-cell>
          <table:table-cell office:value-type="float" office:value="0.8425701164020184">
            <text:p>0.8425701164020184</text:p>
          </table:table-cell>
          <table:table-cell office:value-type="float" office:value="0.8379336743140423">
            <text:p>0.8379336743140423</text:p>
          </table:table-cell>
          <table:table-cell office:value-type="float" office:value="0.822638667688808">
            <text:p>0.822638667688808</text:p>
          </table:table-cell>
          <table:table-cell office:value-type="float" office:value="0.8286665982686799">
            <text:p>0.8286665982686799</text:p>
          </table:table-cell>
          <table:table-cell office:value-type="float" office:value="0.8455307508661367">
            <text:p>0.8455307508661367</text:p>
          </table:table-cell>
          <table:table-cell office:value-type="float" office:value="0.9079601896777278">
            <text:p>0.9079601896777278</text:p>
          </table:table-cell>
          <table:table-cell office:value-type="float" office:value="0.8909766265980786">
            <text:p>0.8909766265980786</text:p>
          </table:table-cell>
          <table:table-cell office:value-type="float" office:value="0.8786148765034066">
            <text:p>0.8786148765034066</text:p>
          </table:table-cell>
          <table:table-cell office:value-type="float" office:value="0.8707616100642149">
            <text:p>0.8707616100642149</text:p>
          </table:table-cell>
          <table:table-cell office:value-type="float" office:value="0.8319743863928543">
            <text:p>0.8319743863928543</text:p>
          </table:table-cell>
          <table:table-cell office:value-type="float" office:value="1.0095498856338092">
            <text:p>1.0095498856338092</text:p>
          </table:table-cell>
          <table:table-cell office:value-type="float" office:value="0.9721512877354036">
            <text:p>0.9721512877354036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4418851079770717">
            <text:p>0.4418851079770717</text:p>
          </table:table-cell>
          <table:table-cell office:value-type="float" office:value="0.42180547753446024">
            <text:p>0.42180547753446024</text:p>
          </table:table-cell>
          <table:table-cell office:value-type="float" office:value="0.41446579226541386">
            <text:p>0.41446579226541386</text:p>
          </table:table-cell>
          <table:table-cell office:value-type="float" office:value="0.40111509078175694">
            <text:p>0.40111509078175694</text:p>
          </table:table-cell>
          <table:table-cell office:value-type="float" office:value="0.3952234319815408">
            <text:p>0.3952234319815408</text:p>
          </table:table-cell>
          <table:table-cell office:value-type="float" office:value="0.3926637017137688">
            <text:p>0.3926637017137688</text:p>
          </table:table-cell>
          <table:table-cell office:value-type="float" office:value="0.4255107737417035">
            <text:p>0.4255107737417035</text:p>
          </table:table-cell>
          <table:table-cell office:value-type="float" office:value="0.49972871703029564">
            <text:p>0.49972871703029564</text:p>
          </table:table-cell>
          <table:table-cell office:value-type="float" office:value="0.5677729643691072">
            <text:p>0.5677729643691072</text:p>
          </table:table-cell>
          <table:table-cell office:value-type="float" office:value="0.6007104827932821">
            <text:p>0.6007104827932821</text:p>
          </table:table-cell>
          <table:table-cell office:value-type="float" office:value="0.6156100898641566">
            <text:p>0.6156100898641566</text:p>
          </table:table-cell>
          <table:table-cell office:value-type="float" office:value="0.6217278204485226">
            <text:p>0.6217278204485226</text:p>
          </table:table-cell>
          <table:table-cell office:value-type="float" office:value="0.6236772364707006">
            <text:p>0.6236772364707006</text:p>
          </table:table-cell>
          <table:table-cell office:value-type="float" office:value="0.6177946841991392">
            <text:p>0.6177946841991392</text:p>
          </table:table-cell>
          <table:table-cell office:value-type="float" office:value="0.6102274241266494">
            <text:p>0.6102274241266494</text:p>
          </table:table-cell>
          <table:table-cell office:value-type="float" office:value="0.6061349678322767">
            <text:p>0.6061349678322767</text:p>
          </table:table-cell>
          <table:table-cell office:value-type="float" office:value="0.6149201155960673">
            <text:p>0.6149201155960673</text:p>
          </table:table-cell>
          <table:table-cell office:value-type="float" office:value="0.6422822281617169">
            <text:p>0.6422822281617169</text:p>
          </table:table-cell>
          <table:table-cell office:value-type="float" office:value="0.6576757096894775">
            <text:p>0.6576757096894775</text:p>
          </table:table-cell>
          <table:table-cell office:value-type="float" office:value="0.6502278954442808">
            <text:p>0.6502278954442808</text:p>
          </table:table-cell>
          <table:table-cell office:value-type="float" office:value="0.629849871465687">
            <text:p>0.629849871465687</text:p>
          </table:table-cell>
          <table:table-cell office:value-type="float" office:value="0.6022055449246747">
            <text:p>0.6022055449246747</text:p>
          </table:table-cell>
          <table:table-cell office:value-type="float" office:value="0.559769298224439">
            <text:p>0.559769298224439</text:p>
          </table:table-cell>
          <table:table-cell office:value-type="float" office:value="0.4973269806140192">
            <text:p>0.4973269806140192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612564910881845">
            <text:p>0.612564910881845</text:p>
          </table:table-cell>
          <table:table-cell office:value-type="float" office:value="0.5937168690694387">
            <text:p>0.5937168690694387</text:p>
          </table:table-cell>
          <table:table-cell office:value-type="float" office:value="0.5118543879187343">
            <text:p>0.5118543879187343</text:p>
          </table:table-cell>
          <table:table-cell office:value-type="float" office:value="0.49213758015058173">
            <text:p>0.49213758015058173</text:p>
          </table:table-cell>
          <table:table-cell office:value-type="float" office:value="0.4375846821077866">
            <text:p>0.4375846821077866</text:p>
          </table:table-cell>
          <table:table-cell office:value-type="float" office:value="0.4527445190756584">
            <text:p>0.4527445190756584</text:p>
          </table:table-cell>
          <table:table-cell office:value-type="float" office:value="0.5281886210214103">
            <text:p>0.5281886210214103</text:p>
          </table:table-cell>
          <table:table-cell office:value-type="float" office:value="0.31251161932312793">
            <text:p>0.31251161932312793</text:p>
          </table:table-cell>
          <table:table-cell office:value-type="float" office:value="0.3384058809500902">
            <text:p>0.3384058809500902</text:p>
          </table:table-cell>
          <table:table-cell office:value-type="float" office:value="0.37246274321574674">
            <text:p>0.37246274321574674</text:p>
          </table:table-cell>
          <table:table-cell office:value-type="float" office:value="0.3511318266871274">
            <text:p>0.3511318266871274</text:p>
          </table:table-cell>
          <table:table-cell office:value-type="float" office:value="0.3516191046302104">
            <text:p>0.3516191046302104</text:p>
          </table:table-cell>
          <table:table-cell office:value-type="float" office:value="0.3633157295506104">
            <text:p>0.3633157295506104</text:p>
          </table:table-cell>
          <table:table-cell office:value-type="float" office:value="0.363199636799067">
            <text:p>0.363199636799067</text:p>
          </table:table-cell>
          <table:table-cell office:value-type="float" office:value="0.35371956516602304">
            <text:p>0.35371956516602304</text:p>
          </table:table-cell>
          <table:table-cell office:value-type="float" office:value="0.36289227563745247">
            <text:p>0.36289227563745247</text:p>
          </table:table-cell>
          <table:table-cell office:value-type="float" office:value="0.37300562772668566">
            <text:p>0.37300562772668566</text:p>
          </table:table-cell>
          <table:table-cell office:value-type="float" office:value="0.4144091067729073">
            <text:p>0.4144091067729073</text:p>
          </table:table-cell>
          <table:table-cell office:value-type="float" office:value="0.38559667914652196">
            <text:p>0.38559667914652196</text:p>
          </table:table-cell>
          <table:table-cell office:value-type="float" office:value="0.3789580778870755">
            <text:p>0.3789580778870755</text:p>
          </table:table-cell>
          <table:table-cell office:value-type="float" office:value="0.38676396463803414">
            <text:p>0.38676396463803414</text:p>
          </table:table-cell>
          <table:table-cell office:value-type="float" office:value="0.36921956336196454">
            <text:p>0.36921956336196454</text:p>
          </table:table-cell>
          <table:table-cell office:value-type="float" office:value="0.5794044897285349">
            <text:p>0.5794044897285349</text:p>
          </table:table-cell>
          <table:table-cell office:value-type="float" office:value="0.589988651004263">
            <text:p>0.589988651004263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15671469225818452">
            <text:p>0.15671469225818452</text:p>
          </table:table-cell>
          <table:table-cell office:value-type="float" office:value="0.14959344501842667">
            <text:p>0.14959344501842667</text:p>
          </table:table-cell>
          <table:table-cell office:value-type="float" office:value="0.1469904233337265">
            <text:p>0.1469904233337265</text:p>
          </table:table-cell>
          <table:table-cell office:value-type="float" office:value="0.14225559286156905">
            <text:p>0.14225559286156905</text:p>
          </table:table-cell>
          <table:table-cell office:value-type="float" office:value="0.1401661142185956">
            <text:p>0.1401661142185956</text:p>
          </table:table-cell>
          <table:table-cell office:value-type="float" office:value="0.13925830507559406">
            <text:p>0.13925830507559406</text:p>
          </table:table-cell>
          <table:table-cell office:value-type="float" office:value="0.15090752948147143">
            <text:p>0.15090752948147143</text:p>
          </table:table-cell>
          <table:table-cell office:value-type="float" office:value="0.17722894636685546">
            <text:p>0.17722894636685546</text:p>
          </table:table-cell>
          <table:table-cell office:value-type="float" office:value="0.20136086004563625">
            <text:p>0.20136086004563625</text:p>
          </table:table-cell>
          <table:table-cell office:value-type="float" office:value="0.21304216129433212">
            <text:p>0.21304216129433212</text:p>
          </table:table-cell>
          <table:table-cell office:value-type="float" office:value="0.2183263116192197">
            <text:p>0.2183263116192197</text:p>
          </table:table-cell>
          <table:table-cell office:value-type="float" office:value="0.2204959666914093">
            <text:p>0.2204959666914093</text:p>
          </table:table-cell>
          <table:table-cell office:value-type="float" office:value="0.22118732769562466">
            <text:p>0.22118732769562466</text:p>
          </table:table-cell>
          <table:table-cell office:value-type="float" office:value="0.21910107868589668">
            <text:p>0.21910107868589668</text:p>
          </table:table-cell>
          <table:table-cell office:value-type="float" office:value="0.21641734752571679">
            <text:p>0.21641734752571679</text:p>
          </table:table-cell>
          <table:table-cell office:value-type="float" office:value="0.21496595661623621">
            <text:p>0.21496595661623621</text:p>
          </table:table-cell>
          <table:table-cell office:value-type="float" office:value="0.21808161202844953">
            <text:p>0.21808161202844953</text:p>
          </table:table-cell>
          <table:table-cell office:value-type="float" office:value="0.22778559383921843">
            <text:p>0.22778559383921843</text:p>
          </table:table-cell>
          <table:table-cell office:value-type="float" office:value="0.23324489689527544">
            <text:p>0.23324489689527544</text:p>
          </table:table-cell>
          <table:table-cell office:value-type="float" office:value="0.23060352723523952">
            <text:p>0.23060352723523952</text:p>
          </table:table-cell>
          <table:table-cell office:value-type="float" office:value="0.2233764546342753">
            <text:p>0.2233764546342753</text:p>
          </table:table-cell>
          <table:table-cell office:value-type="float" office:value="0.21357238554855246">
            <text:p>0.21357238554855246</text:p>
          </table:table-cell>
          <table:table-cell office:value-type="float" office:value="0.1985223573349629">
            <text:p>0.1985223573349629</text:p>
          </table:table-cell>
          <table:table-cell office:value-type="float" office:value="0.17637716979288245">
            <text:p>0.17637716979288245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41227125711395717">
            <text:p>0.041227125711395717</text:p>
          </table:table-cell>
          <table:table-cell office:value-type="float" office:value="0.03935373049270267">
            <text:p>0.03935373049270267</text:p>
          </table:table-cell>
          <table:table-cell office:value-type="float" office:value="0.03866895039532767">
            <text:p>0.03866895039532767</text:p>
          </table:table-cell>
          <table:table-cell office:value-type="float" office:value="0.037423352753619896">
            <text:p>0.037423352753619896</text:p>
          </table:table-cell>
          <table:table-cell office:value-type="float" office:value="0.03687367105215433">
            <text:p>0.03687367105215433</text:p>
          </table:table-cell>
          <table:table-cell office:value-type="float" office:value="0.03663485259090349">
            <text:p>0.03663485259090349</text:p>
          </table:table-cell>
          <table:table-cell office:value-type="float" office:value="0.03969942829916028">
            <text:p>0.03969942829916028</text:p>
          </table:table-cell>
          <table:table-cell office:value-type="float" office:value="0.04662383562306312">
            <text:p>0.04662383562306312</text:p>
          </table:table-cell>
          <table:table-cell office:value-type="float" office:value="0.05297224766124398">
            <text:p>0.05297224766124398</text:p>
          </table:table-cell>
          <table:table-cell office:value-type="float" office:value="0.056045261863762304">
            <text:p>0.056045261863762304</text:p>
          </table:table-cell>
          <table:table-cell office:value-type="float" office:value="0.05743536975079517">
            <text:p>0.05743536975079517</text:p>
          </table:table-cell>
          <table:table-cell office:value-type="float" office:value="0.05800614356352835">
            <text:p>0.05800614356352835</text:p>
          </table:table-cell>
          <table:table-cell office:value-type="float" office:value="0.05818802074825208">
            <text:p>0.05818802074825208</text:p>
          </table:table-cell>
          <table:table-cell office:value-type="float" office:value="0.05763918867035332">
            <text:p>0.05763918867035332</text:p>
          </table:table-cell>
          <table:table-cell office:value-type="float" office:value="0.056933176232578334">
            <text:p>0.056933176232578334</text:p>
          </table:table-cell>
          <table:table-cell office:value-type="float" office:value="0.056551357051368774">
            <text:p>0.056551357051368774</text:p>
          </table:table-cell>
          <table:table-cell office:value-type="float" office:value="0.057370996330250716">
            <text:p>0.057370996330250716</text:p>
          </table:table-cell>
          <table:table-cell office:value-type="float" office:value="0.05992383469051507">
            <text:p>0.05992383469051507</text:p>
          </table:table-cell>
          <table:table-cell office:value-type="float" office:value="0.06136002022070029">
            <text:p>0.06136002022070029</text:p>
          </table:table-cell>
          <table:table-cell office:value-type="float" office:value="0.0606651518745649">
            <text:p>0.0606651518745649</text:p>
          </table:table-cell>
          <table:table-cell office:value-type="float" office:value="0.05876391704870403">
            <text:p>0.05876391704870403</text:p>
          </table:table-cell>
          <table:table-cell office:value-type="float" office:value="0.0561847486066385">
            <text:p>0.0561847486066385</text:p>
          </table:table-cell>
          <table:table-cell office:value-type="float" office:value="0.0522255192824379">
            <text:p>0.0522255192824379</text:p>
          </table:table-cell>
          <table:table-cell office:value-type="float" office:value="0.04639975771825935">
            <text:p>0.0463997577182593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978740996935638">
            <text:p>0.0978740996935638</text:p>
          </table:table-cell>
          <table:table-cell office:value-type="float" office:value="0.09342661839973385">
            <text:p>0.09342661839973385</text:p>
          </table:table-cell>
          <table:table-cell office:value-type="float" office:value="0.0918009354455588">
            <text:p>0.0918009354455588</text:p>
          </table:table-cell>
          <table:table-cell office:value-type="float" office:value="0.08884385935405553">
            <text:p>0.08884385935405553</text:p>
          </table:table-cell>
          <table:table-cell office:value-type="float" office:value="0.08753890295167141">
            <text:p>0.08753890295167141</text:p>
          </table:table-cell>
          <table:table-cell office:value-type="float" office:value="0.08697194269233269">
            <text:p>0.08697194269233269</text:p>
          </table:table-cell>
          <table:table-cell office:value-type="float" office:value="0.09424731256623803">
            <text:p>0.09424731256623803</text:p>
          </table:table-cell>
          <table:table-cell office:value-type="float" office:value="0.11068600726163805">
            <text:p>0.11068600726163805</text:p>
          </table:table-cell>
          <table:table-cell office:value-type="float" office:value="0.12575727652911897">
            <text:p>0.12575727652911897</text:p>
          </table:table-cell>
          <table:table-cell office:value-type="float" office:value="0.13305267957328282">
            <text:p>0.13305267957328282</text:p>
          </table:table-cell>
          <table:table-cell office:value-type="float" office:value="0.13635282615329566">
            <text:p>0.13635282615329566</text:p>
          </table:table-cell>
          <table:table-cell office:value-type="float" office:value="0.13770785568994132">
            <text:p>0.13770785568994132</text:p>
          </table:table-cell>
          <table:table-cell office:value-type="float" office:value="0.1381396361112649">
            <text:p>0.1381396361112649</text:p>
          </table:table-cell>
          <table:table-cell office:value-type="float" office:value="0.13683669673384294">
            <text:p>0.13683669673384294</text:p>
          </table:table-cell>
          <table:table-cell office:value-type="float" office:value="0.13516060773837474">
            <text:p>0.13516060773837474</text:p>
          </table:table-cell>
          <table:table-cell office:value-type="float" office:value="0.13425416063681814">
            <text:p>0.13425416063681814</text:p>
          </table:table-cell>
          <table:table-cell office:value-type="float" office:value="0.13620000224255127">
            <text:p>0.13620000224255127</text:p>
          </table:table-cell>
          <table:table-cell office:value-type="float" office:value="0.14226049644055022">
            <text:p>0.14226049644055022</text:p>
          </table:table-cell>
          <table:table-cell office:value-type="float" office:value="0.14567003235493253">
            <text:p>0.14567003235493253</text:p>
          </table:table-cell>
          <table:table-cell office:value-type="float" office:value="0.14402039967717464">
            <text:p>0.14402039967717464</text:p>
          </table:table-cell>
          <table:table-cell office:value-type="float" office:value="0.1395068265459848">
            <text:p>0.1395068265459848</text:p>
          </table:table-cell>
          <table:table-cell office:value-type="float" office:value="0.13338382415691796">
            <text:p>0.13338382415691796</text:p>
          </table:table-cell>
          <table:table-cell office:value-type="float" office:value="0.12398452699758714">
            <text:p>0.12398452699758714</text:p>
          </table:table-cell>
          <table:table-cell office:value-type="float" office:value="0.11015404140625884">
            <text:p>0.11015404140625884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27449136788227085">
            <text:p>0.27449136788227085</text:p>
          </table:table-cell>
          <table:table-cell office:value-type="float" office:value="0.26497239255452587">
            <text:p>0.26497239255452587</text:p>
          </table:table-cell>
          <table:table-cell office:value-type="float" office:value="0.2368495038532095">
            <text:p>0.2368495038532095</text:p>
          </table:table-cell>
          <table:table-cell office:value-type="float" office:value="0.22815877023081432">
            <text:p>0.22815877023081432</text:p>
          </table:table-cell>
          <table:table-cell office:value-type="float" office:value="0.2092521563948292">
            <text:p>0.2092521563948292</text:p>
          </table:table-cell>
          <table:table-cell office:value-type="float" office:value="0.2138114583144103">
            <text:p>0.2138114583144103</text:p>
          </table:table-cell>
          <table:table-cell office:value-type="float" office:value="0.24404674048522665">
            <text:p>0.24404674048522665</text:p>
          </table:table-cell>
          <table:table-cell office:value-type="float" office:value="0.18543914612486034">
            <text:p>0.18543914612486034</text:p>
          </table:table-cell>
          <table:table-cell office:value-type="float" office:value="0.20521351730821977">
            <text:p>0.20521351730821977</text:p>
          </table:table-cell>
          <table:table-cell office:value-type="float" office:value="0.2218598894920691">
            <text:p>0.2218598894920691</text:p>
          </table:table-cell>
          <table:table-cell office:value-type="float" office:value="0.2173147217645336">
            <text:p>0.2173147217645336</text:p>
          </table:table-cell>
          <table:table-cell office:value-type="float" office:value="0.21848752334171243">
            <text:p>0.21848752334171243</text:p>
          </table:table-cell>
          <table:table-cell office:value-type="float" office:value="0.2226548505851395">
            <text:p>0.2226548505851395</text:p>
          </table:table-cell>
          <table:table-cell office:value-type="float" office:value="0.22164298442467842">
            <text:p>0.22164298442467842</text:p>
          </table:table-cell>
          <table:table-cell office:value-type="float" office:value="0.21727434158539824">
            <text:p>0.21727434158539824</text:p>
          </table:table-cell>
          <table:table-cell office:value-type="float" office:value="0.2196119863843217">
            <text:p>0.2196119863843217</text:p>
          </table:table-cell>
          <table:table-cell office:value-type="float" office:value="0.224390377210524">
            <text:p>0.224390377210524</text:p>
          </table:table-cell>
          <table:table-cell office:value-type="float" office:value="0.24252869726580253">
            <text:p>0.24252869726580253</text:p>
          </table:table-cell>
          <table:table-cell office:value-type="float" office:value="0.23560612409132867">
            <text:p>0.23560612409132867</text:p>
          </table:table-cell>
          <table:table-cell office:value-type="float" office:value="0.23219123659839866">
            <text:p>0.23219123659839866</text:p>
          </table:table-cell>
          <table:table-cell office:value-type="float" office:value="0.2313839487740088">
            <text:p>0.2313839487740088</text:p>
          </table:table-cell>
          <table:table-cell office:value-type="float" office:value="0.2210413339441076">
            <text:p>0.2210413339441076</text:p>
          </table:table-cell>
          <table:table-cell office:value-type="float" office:value="0.28310434777257304">
            <text:p>0.28310434777257304</text:p>
          </table:table-cell>
          <table:table-cell office:value-type="float" office:value="0.2762475988544037">
            <text:p>0.2762475988544037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6458271179515979">
            <text:p>0.06458271179515979</text:p>
          </table:table-cell>
          <table:table-cell office:value-type="float" office:value="0.061648019128631215">
            <text:p>0.061648019128631215</text:p>
          </table:table-cell>
          <table:table-cell office:value-type="float" office:value="0.06057530414041158">
            <text:p>0.06057530414041158</text:p>
          </table:table-cell>
          <table:table-cell office:value-type="float" office:value="0.058624062764277875">
            <text:p>0.058624062764277875</text:p>
          </table:table-cell>
          <table:table-cell office:value-type="float" office:value="0.057762980787490516">
            <text:p>0.057762980787490516</text:p>
          </table:table-cell>
          <table:table-cell office:value-type="float" office:value="0.057388869238645356">
            <text:p>0.057388869238645356</text:p>
          </table:table-cell>
          <table:table-cell office:value-type="float" office:value="0.06218955825893495">
            <text:p>0.06218955825893495</text:p>
          </table:table-cell>
          <table:table-cell office:value-type="float" office:value="0.073036712767897">
            <text:p>0.073036712767897</text:p>
          </table:table-cell>
          <table:table-cell office:value-type="float" office:value="0.08298156480266844">
            <text:p>0.08298156480266844</text:p>
          </table:table-cell>
          <table:table-cell office:value-type="float" office:value="0.08779547281005644">
            <text:p>0.08779547281005644</text:p>
          </table:table-cell>
          <table:table-cell office:value-type="float" office:value="0.08997309095547087">
            <text:p>0.08997309095547087</text:p>
          </table:table-cell>
          <table:table-cell office:value-type="float" office:value="0.09086721393911092">
            <text:p>0.09086721393911092</text:p>
          </table:table-cell>
          <table:table-cell office:value-type="float" office:value="0.09115212639906149">
            <text:p>0.09115212639906149</text:p>
          </table:table-cell>
          <table:table-cell office:value-type="float" office:value="0.09029237536623413">
            <text:p>0.09029237536623413</text:p>
          </table:table-cell>
          <table:table-cell office:value-type="float" office:value="0.08918639970079957">
            <text:p>0.08918639970079957</text:p>
          </table:table-cell>
          <table:table-cell office:value-type="float" office:value="0.08858827606951519">
            <text:p>0.08858827606951519</text:p>
          </table:table-cell>
          <table:table-cell office:value-type="float" office:value="0.08987224933737237">
            <text:p>0.08987224933737237</text:p>
          </table:table-cell>
          <table:table-cell office:value-type="float" office:value="0.0938712965965657">
            <text:p>0.0938712965965657</text:p>
          </table:table-cell>
          <table:table-cell office:value-type="float" office:value="0.09612109583868689">
            <text:p>0.09612109583868689</text:p>
          </table:table-cell>
          <table:table-cell office:value-type="float" office:value="0.09503257750616508">
            <text:p>0.09503257750616508</text:p>
          </table:table-cell>
          <table:table-cell office:value-type="float" office:value="0.09205427381181978">
            <text:p>0.09205427381181978</text:p>
          </table:table-cell>
          <table:table-cell office:value-type="float" office:value="0.08801398021165112">
            <text:p>0.08801398021165112</text:p>
          </table:table-cell>
          <table:table-cell office:value-type="float" office:value="0.08181180720144025">
            <text:p>0.08181180720144025</text:p>
          </table:table-cell>
          <table:table-cell office:value-type="float" office:value="0.07268569245066914">
            <text:p>0.07268569245066914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12361685894058544">
            <text:p>0.12361685894058544</text:p>
          </table:table-cell>
          <table:table-cell office:value-type="float" office:value="0.11799960504541195">
            <text:p>0.11799960504541195</text:p>
          </table:table-cell>
          <table:table-cell office:value-type="float" office:value="0.11594633639663202">
            <text:p>0.11594633639663202</text:p>
          </table:table-cell>
          <table:table-cell office:value-type="float" office:value="0.11221149276359287">
            <text:p>0.11221149276359287</text:p>
          </table:table-cell>
          <table:table-cell office:value-type="float" office:value="0.11056330788095098">
            <text:p>0.11056330788095098</text:p>
          </table:table-cell>
          <table:table-cell office:value-type="float" office:value="0.10984722623500948">
            <text:p>0.10984722623500948</text:p>
          </table:table-cell>
          <table:table-cell office:value-type="float" office:value="0.11903615746665269">
            <text:p>0.11903615746665269</text:p>
          </table:table-cell>
          <table:table-cell office:value-type="float" office:value="0.13979854312017065">
            <text:p>0.13979854312017065</text:p>
          </table:table-cell>
          <table:table-cell office:value-type="float" office:value="0.15883384431759479">
            <text:p>0.15883384431759479</text:p>
          </table:table-cell>
          <table:table-cell office:value-type="float" office:value="0.16804807782624173">
            <text:p>0.16804807782624173</text:p>
          </table:table-cell>
          <table:table-cell office:value-type="float" office:value="0.1722162260446372">
            <text:p>0.1722162260446372</text:p>
          </table:table-cell>
          <table:table-cell office:value-type="float" office:value="0.17392765425308349">
            <text:p>0.17392765425308349</text:p>
          </table:table-cell>
          <table:table-cell office:value-type="float" office:value="0.1744730011794223">
            <text:p>0.1744730011794223</text:p>
          </table:table-cell>
          <table:table-cell office:value-type="float" office:value="0.1728273638378666">
            <text:p>0.1728273638378666</text:p>
          </table:table-cell>
          <table:table-cell office:value-type="float" office:value="0.17071043139533715">
            <text:p>0.17071043139533715</text:p>
          </table:table-cell>
          <table:table-cell office:value-type="float" office:value="0.16956557137781322">
            <text:p>0.16956557137781322</text:p>
          </table:table-cell>
          <table:table-cell office:value-type="float" office:value="0.17202320652388137">
            <text:p>0.17202320652388137</text:p>
          </table:table-cell>
          <table:table-cell office:value-type="float" office:value="0.17967772655246714">
            <text:p>0.17967772655246714</text:p>
          </table:table-cell>
          <table:table-cell office:value-type="float" office:value="0.1839840355913333">
            <text:p>0.1839840355913333</text:p>
          </table:table-cell>
          <table:table-cell office:value-type="float" office:value="0.18190051798382795">
            <text:p>0.18190051798382795</text:p>
          </table:table-cell>
          <table:table-cell office:value-type="float" office:value="0.1761997888346119">
            <text:p>0.1761997888346119</text:p>
          </table:table-cell>
          <table:table-cell office:value-type="float" office:value="0.1684663197657579">
            <text:p>0.1684663197657579</text:p>
          </table:table-cell>
          <table:table-cell office:value-type="float" office:value="0.1565948277701898">
            <text:p>0.1565948277701898</text:p>
          </table:table-cell>
          <table:table-cell office:value-type="float" office:value="0.13912666007540678">
            <text:p>0.13912666007540678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10303555518168844">
            <text:p>0.10303555518168844</text:p>
          </table:table-cell>
          <table:table-cell office:value-type="float" office:value="0.09835353301540864">
            <text:p>0.09835353301540864</text:p>
          </table:table-cell>
          <table:table-cell office:value-type="float" office:value="0.09664211859364373">
            <text:p>0.09664211859364373</text:p>
          </table:table-cell>
          <table:table-cell office:value-type="float" office:value="0.09352909913541634">
            <text:p>0.09352909913541634</text:p>
          </table:table-cell>
          <table:table-cell office:value-type="float" office:value="0.09215532499262977">
            <text:p>0.09215532499262977</text:p>
          </table:table-cell>
          <table:table-cell office:value-type="float" office:value="0.09155846570840816">
            <text:p>0.09155846570840816</text:p>
          </table:table-cell>
          <table:table-cell office:value-type="float" office:value="0.09921750703248669">
            <text:p>0.09921750703248669</text:p>
          </table:table-cell>
          <table:table-cell office:value-type="float" office:value="0.11652310718314832">
            <text:p>0.11652310718314832</text:p>
          </table:table-cell>
          <table:table-cell office:value-type="float" office:value="0.13238916982004204">
            <text:p>0.13238916982004204</text:p>
          </table:table-cell>
          <table:table-cell office:value-type="float" office:value="0.14006930077688304">
            <text:p>0.14006930077688304</text:p>
          </table:table-cell>
          <table:table-cell office:value-type="float" office:value="0.1435434827731144">
            <text:p>0.1435434827731144</text:p>
          </table:table-cell>
          <table:table-cell office:value-type="float" office:value="0.1449699706900697">
            <text:p>0.1449699706900697</text:p>
          </table:table-cell>
          <table:table-cell office:value-type="float" office:value="0.14542452133796374">
            <text:p>0.14542452133796374</text:p>
          </table:table-cell>
          <table:table-cell office:value-type="float" office:value="0.1440528705892869">
            <text:p>0.1440528705892869</text:p>
          </table:table-cell>
          <table:table-cell office:value-type="float" office:value="0.14228839193024728">
            <text:p>0.14228839193024728</text:p>
          </table:table-cell>
          <table:table-cell office:value-type="float" office:value="0.1413341427402754">
            <text:p>0.1413341427402754</text:p>
          </table:table-cell>
          <table:table-cell office:value-type="float" office:value="0.14338259959219218">
            <text:p>0.14338259959219218</text:p>
          </table:table-cell>
          <table:table-cell office:value-type="float" office:value="0.14976269796674876">
            <text:p>0.14976269796674876</text:p>
          </table:table-cell>
          <table:table-cell office:value-type="float" office:value="0.15335203801636707">
            <text:p>0.15335203801636707</text:p>
          </table:table-cell>
          <table:table-cell office:value-type="float" office:value="0.151615410866479">
            <text:p>0.151615410866479</text:p>
          </table:table-cell>
          <table:table-cell office:value-type="float" office:value="0.14686381146600974">
            <text:p>0.14686381146600974</text:p>
          </table:table-cell>
          <table:table-cell office:value-type="float" office:value="0.14041790848951718">
            <text:p>0.14041790848951718</text:p>
          </table:table-cell>
          <table:table-cell office:value-type="float" office:value="0.1305229331675324">
            <text:p>0.1305229331675324</text:p>
          </table:table-cell>
          <table:table-cell office:value-type="float" office:value="0.11596308775596273">
            <text:p>0.11596308775596273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22387813179740682">
            <text:p>0.22387813179740682</text:p>
          </table:table-cell>
          <table:table-cell office:value-type="float" office:value="0.21370492145489564">
            <text:p>0.21370492145489564</text:p>
          </table:table-cell>
          <table:table-cell office:value-type="float" office:value="0.20998631904817996">
            <text:p>0.20998631904817996</text:p>
          </table:table-cell>
          <table:table-cell office:value-type="float" office:value="0.20322227551652738">
            <text:p>0.20322227551652738</text:p>
          </table:table-cell>
          <table:table-cell office:value-type="float" office:value="0.2002373060265661">
            <text:p>0.2002373060265661</text:p>
          </table:table-cell>
          <table:table-cell office:value-type="float" office:value="0.19894043582227722">
            <text:p>0.19894043582227722</text:p>
          </table:table-cell>
          <table:table-cell office:value-type="float" office:value="0.21558218497353135">
            <text:p>0.21558218497353135</text:p>
          </table:table-cell>
          <table:table-cell office:value-type="float" office:value="0.2531842090955069">
            <text:p>0.2531842090955069</text:p>
          </table:table-cell>
          <table:table-cell office:value-type="float" office:value="0.2876583714937659">
            <text:p>0.2876583714937659</text:p>
          </table:table-cell>
          <table:table-cell office:value-type="float" office:value="0.3043459447061889">
            <text:p>0.3043459447061889</text:p>
          </table:table-cell>
          <table:table-cell office:value-type="float" office:value="0.3118947308846">
            <text:p>0.3118947308846</text:p>
          </table:table-cell>
          <table:table-cell office:value-type="float" office:value="0.3149942381305845">
            <text:p>0.3149942381305845</text:p>
          </table:table-cell>
          <table:table-cell office:value-type="float" office:value="0.31598189670803467">
            <text:p>0.31598189670803467</text:p>
          </table:table-cell>
          <table:table-cell office:value-type="float" office:value="0.3130015409798524">
            <text:p>0.3130015409798524</text:p>
          </table:table-cell>
          <table:table-cell office:value-type="float" office:value="0.3091676393224524">
            <text:p>0.3091676393224524</text:p>
          </table:table-cell>
          <table:table-cell office:value-type="float" office:value="0.30709422373747935">
            <text:p>0.30709422373747935</text:p>
          </table:table-cell>
          <table:table-cell office:value-type="float" office:value="0.3115451600406414">
            <text:p>0.3115451600406414</text:p>
          </table:table-cell>
          <table:table-cell office:value-type="float" office:value="0.3254079911988846">
            <text:p>0.3254079911988846</text:p>
          </table:table-cell>
          <table:table-cell office:value-type="float" office:value="0.3332069955646792">
            <text:p>0.3332069955646792</text:p>
          </table:table-cell>
          <table:table-cell office:value-type="float" office:value="0.3294336103360566">
            <text:p>0.3294336103360566</text:p>
          </table:table-cell>
          <table:table-cell office:value-type="float" office:value="0.3191092209061083">
            <text:p>0.3191092209061083</text:p>
          </table:table-cell>
          <table:table-cell office:value-type="float" office:value="0.3051034079265024">
            <text:p>0.3051034079265024</text:p>
          </table:table-cell>
          <table:table-cell office:value-type="float" office:value="0.28360336762137667">
            <text:p>0.28360336762137667</text:p>
          </table:table-cell>
          <table:table-cell office:value-type="float" office:value="0.251967385418404">
            <text:p>0.251967385418404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11264876602832058">
            <text:p>0.11264876602832058</text:p>
          </table:table-cell>
          <table:table-cell office:value-type="float" office:value="0.10752991148710297">
            <text:p>0.10752991148710297</text:p>
          </table:table-cell>
          <table:table-cell office:value-type="float" office:value="0.10565882220695168">
            <text:p>0.10565882220695168</text:p>
          </table:table-cell>
          <table:table-cell office:value-type="float" office:value="0.10225535822820102">
            <text:p>0.10225535822820102</text:p>
          </table:table-cell>
          <table:table-cell office:value-type="float" office:value="0.10075341104391454">
            <text:p>0.10075341104391454</text:p>
          </table:table-cell>
          <table:table-cell office:value-type="float" office:value="0.10010086482584885">
            <text:p>0.10010086482584885</text:p>
          </table:table-cell>
          <table:table-cell office:value-type="float" office:value="0.1084744942258746">
            <text:p>0.1084744942258746</text:p>
          </table:table-cell>
          <table:table-cell office:value-type="float" office:value="0.1273947057869612">
            <text:p>0.1273947057869612</text:p>
          </table:table-cell>
          <table:table-cell office:value-type="float" office:value="0.14474107107438544">
            <text:p>0.14474107107438544</text:p>
          </table:table-cell>
          <table:table-cell office:value-type="float" office:value="0.1531377577685893">
            <text:p>0.1531377577685893</text:p>
          </table:table-cell>
          <table:table-cell office:value-type="float" office:value="0.15693608072752466">
            <text:p>0.15693608072752466</text:p>
          </table:table-cell>
          <table:table-cell office:value-type="float" office:value="0.1584956598778097">
            <text:p>0.1584956598778097</text:p>
          </table:table-cell>
          <table:table-cell office:value-type="float" office:value="0.15899262007268905">
            <text:p>0.15899262007268905</text:p>
          </table:table-cell>
          <table:table-cell office:value-type="float" office:value="0.15749299439504919">
            <text:p>0.15749299439504919</text:p>
          </table:table-cell>
          <table:table-cell office:value-type="float" office:value="0.1555638899876083">
            <text:p>0.1555638899876083</text:p>
          </table:table-cell>
          <table:table-cell office:value-type="float" office:value="0.1545206094079651">
            <text:p>0.1545206094079651</text:p>
          </table:table-cell>
          <table:table-cell office:value-type="float" office:value="0.1567601871558967">
            <text:p>0.1567601871558967</text:p>
          </table:table-cell>
          <table:table-cell office:value-type="float" office:value="0.16373554830929474">
            <text:p>0.16373554830929474</text:p>
          </table:table-cell>
          <table:table-cell office:value-type="float" office:value="0.1676597735607872">
            <text:p>0.1676597735607872</text:p>
          </table:table-cell>
          <table:table-cell office:value-type="float" office:value="0.16576111920655834">
            <text:p>0.16576111920655834</text:p>
          </table:table-cell>
          <table:table-cell office:value-type="float" office:value="0.1605661958795575">
            <text:p>0.1605661958795575</text:p>
          </table:table-cell>
          <table:table-cell office:value-type="float" office:value="0.15351889055898343">
            <text:p>0.15351889055898343</text:p>
          </table:table-cell>
          <table:table-cell office:value-type="float" office:value="0.1427007146590559">
            <text:p>0.1427007146590559</text:p>
          </table:table-cell>
          <table:table-cell office:value-type="float" office:value="0.12678243658228608">
            <text:p>0.12678243658228608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15841025924702118">
            <text:p>0.15841025924702118</text:p>
          </table:table-cell>
          <table:table-cell office:value-type="float" office:value="0.1541658202535855">
            <text:p>0.1541658202535855</text:p>
          </table:table-cell>
          <table:table-cell office:value-type="float" office:value="0.12797331899061162">
            <text:p>0.12797331899061162</text:p>
          </table:table-cell>
          <table:table-cell office:value-type="float" office:value="0.12278978950508931">
            <text:p>0.12278978950508931</text:p>
          </table:table-cell>
          <table:table-cell office:value-type="float" office:value="0.10543236621428771">
            <text:p>0.10543236621428771</text:p>
          </table:table-cell>
          <table:table-cell office:value-type="float" office:value="0.11066350018188588">
            <text:p>0.11066350018188588</text:p>
          </table:table-cell>
          <table:table-cell office:value-type="float" office:value="0.13226905906845438">
            <text:p>0.13226905906845438</text:p>
          </table:table-cell>
          <table:table-cell office:value-type="float" office:value="0.05417492877451254">
            <text:p>0.05417492877451254</text:p>
          </table:table-cell>
          <table:table-cell office:value-type="float" office:value="0.05607658426294091">
            <text:p>0.05607658426294091</text:p>
          </table:table-cell>
          <table:table-cell office:value-type="float" office:value="0.06407079775872564">
            <text:p>0.06407079775872564</text:p>
          </table:table-cell>
          <table:table-cell office:value-type="float" office:value="0.05561291389463641">
            <text:p>0.05561291389463641</text:p>
          </table:table-cell>
          <table:table-cell office:value-type="float" office:value="0.05517887187450956">
            <text:p>0.05517887187450956</text:p>
          </table:table-cell>
          <table:table-cell office:value-type="float" office:value="0.05883380987870106">
            <text:p>0.05883380987870106</text:p>
          </table:table-cell>
          <table:table-cell office:value-type="float" office:value="0.059367005654270555">
            <text:p>0.059367005654270555</text:p>
          </table:table-cell>
          <table:table-cell office:value-type="float" office:value="0.0569862136899111">
            <text:p>0.0569862136899111</text:p>
          </table:table-cell>
          <table:table-cell office:value-type="float" office:value="0.060398453574603335">
            <text:p>0.060398453574603335</text:p>
          </table:table-cell>
          <table:table-cell office:value-type="float" office:value="0.06286909390241749">
            <text:p>0.06286909390241749</text:p>
          </table:table-cell>
          <table:table-cell office:value-type="float" office:value="0.07381940680055048">
            <text:p>0.07381940680055048</text:p>
          </table:table-cell>
          <table:table-cell office:value-type="float" office:value="0.06285463956259413">
            <text:p>0.06285463956259413</text:p>
          </table:table-cell>
          <table:table-cell office:value-type="float" office:value="0.06139613972345709">
            <text:p>0.06139613972345709</text:p>
          </table:table-cell>
          <table:table-cell office:value-type="float" office:value="0.0659409112177873">
            <text:p>0.0659409112177873</text:p>
          </table:table-cell>
          <table:table-cell office:value-type="float" office:value="0.0628596661195483">
            <text:p>0.0628596661195483</text:p>
          </table:table-cell>
          <table:table-cell office:value-type="float" office:value="0.13606189673635802">
            <text:p>0.13606189673635802</text:p>
          </table:table-cell>
          <table:table-cell office:value-type="float" office:value="0.1456053472523437">
            <text:p>0.1456053472523437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31293199784452796">
            <text:p>0.31293199784452796</text:p>
          </table:table-cell>
          <table:table-cell office:value-type="float" office:value="0.3016659760720765">
            <text:p>0.3016659760720765</text:p>
          </table:table-cell>
          <table:table-cell office:value-type="float" office:value="0.2729067598658718">
            <text:p>0.2729067598658718</text:p>
          </table:table-cell>
          <table:table-cell office:value-type="float" office:value="0.2630546537576286">
            <text:p>0.2630546537576286</text:p>
          </table:table-cell>
          <table:table-cell office:value-type="float" office:value="0.2436369140893729">
            <text:p>0.2436369140893729</text:p>
          </table:table-cell>
          <table:table-cell office:value-type="float" office:value="0.24797297296507">
            <text:p>0.24797297296507</text:p>
          </table:table-cell>
          <table:table-cell office:value-type="float" office:value="0.2810647945863352">
            <text:p>0.2810647945863352</text:p>
          </table:table-cell>
          <table:table-cell office:value-type="float" office:value="0.22892323328597725">
            <text:p>0.22892323328597725</text:p>
          </table:table-cell>
          <table:table-cell office:value-type="float" office:value="0.2546190049346768">
            <text:p>0.2546190049346768</text:p>
          </table:table-cell>
          <table:table-cell office:value-type="float" office:value="0.2741310407657354">
            <text:p>0.2741310407657354</text:p>
          </table:table-cell>
          <table:table-cell office:value-type="float" office:value="0.2708832954338465">
            <text:p>0.2708832954338465</text:p>
          </table:table-cell>
          <table:table-cell office:value-type="float" office:value="0.2725885347126335">
            <text:p>0.2725885347126335</text:p>
          </table:table-cell>
          <table:table-cell office:value-type="float" office:value="0.276925174123897">
            <text:p>0.276925174123897</text:p>
          </table:table-cell>
          <table:table-cell office:value-type="float" office:value="0.2754013276124494">
            <text:p>0.2754013276124494</text:p>
          </table:table-cell>
          <table:table-cell office:value-type="float" office:value="0.27037436037201895">
            <text:p>0.27037436037201895</text:p>
          </table:table-cell>
          <table:table-cell office:value-type="float" office:value="0.27235554353166563">
            <text:p>0.27235554353166563</text:p>
          </table:table-cell>
          <table:table-cell office:value-type="float" office:value="0.2778982376096914">
            <text:p>0.2778982376096914</text:p>
          </table:table-cell>
          <table:table-cell office:value-type="float" office:value="0.29841674743672164">
            <text:p>0.29841674743672164</text:p>
          </table:table-cell>
          <table:table-cell office:value-type="float" office:value="0.292834807047998">
            <text:p>0.292834807047998</text:p>
          </table:table-cell>
          <table:table-cell office:value-type="float" office:value="0.2887719050641709">
            <text:p>0.2887719050641709</text:p>
          </table:table-cell>
          <table:table-cell office:value-type="float" office:value="0.2861907938500667">
            <text:p>0.2861907938500667</text:p>
          </table:table-cell>
          <table:table-cell office:value-type="float" office:value="0.2734427050443042">
            <text:p>0.2734427050443042</text:p>
          </table:table-cell>
          <table:table-cell office:value-type="float" office:value="0.3318059499424612">
            <text:p>0.3318059499424612</text:p>
          </table:table-cell>
          <table:table-cell office:value-type="float" office:value="0.3195142569030368">
            <text:p>0.3195142569030368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1452304537971069">
            <text:p>0.1452304537971069</text:p>
          </table:table-cell>
          <table:table-cell office:value-type="float" office:value="0.13863105999855097">
            <text:p>0.13863105999855097</text:p>
          </table:table-cell>
          <table:table-cell office:value-type="float" office:value="0.13621879082923694">
            <text:p>0.13621879082923694</text:p>
          </table:table-cell>
          <table:table-cell office:value-type="float" office:value="0.13183093434804186">
            <text:p>0.13183093434804186</text:p>
          </table:table-cell>
          <table:table-cell office:value-type="float" office:value="0.1298945751774638">
            <text:p>0.1298945751774638</text:p>
          </table:table-cell>
          <table:table-cell office:value-type="float" office:value="0.1290532913648258">
            <text:p>0.1290532913648258</text:p>
          </table:table-cell>
          <table:table-cell office:value-type="float" office:value="0.1398488467940689">
            <text:p>0.1398488467940689</text:p>
          </table:table-cell>
          <table:table-cell office:value-type="float" office:value="0.16424139904149423">
            <text:p>0.16424139904149423</text:p>
          </table:table-cell>
          <table:table-cell office:value-type="float" office:value="0.18660489747333334">
            <text:p>0.18660489747333334</text:p>
          </table:table-cell>
          <table:table-cell office:value-type="float" office:value="0.19743017911632124">
            <text:p>0.19743017911632124</text:p>
          </table:table-cell>
          <table:table-cell office:value-type="float" office:value="0.20232710064012477">
            <text:p>0.20232710064012477</text:p>
          </table:table-cell>
          <table:table-cell office:value-type="float" office:value="0.2043377608161232">
            <text:p>0.2043377608161232</text:p>
          </table:table-cell>
          <table:table-cell office:value-type="float" office:value="0.20497845806622167">
            <text:p>0.20497845806622167</text:p>
          </table:table-cell>
          <table:table-cell office:value-type="float" office:value="0.20304509185753541">
            <text:p>0.20304509185753541</text:p>
          </table:table-cell>
          <table:table-cell office:value-type="float" office:value="0.20055802769880096">
            <text:p>0.20055802769880096</text:p>
          </table:table-cell>
          <table:table-cell office:value-type="float" office:value="0.19921299643604198">
            <text:p>0.19921299643604198</text:p>
          </table:table-cell>
          <table:table-cell office:value-type="float" office:value="0.20210033292549923">
            <text:p>0.20210033292549923</text:p>
          </table:table-cell>
          <table:table-cell office:value-type="float" office:value="0.21109319544342628">
            <text:p>0.21109319544342628</text:p>
          </table:table-cell>
          <table:table-cell office:value-type="float" office:value="0.21615243429858563">
            <text:p>0.21615243429858563</text:p>
          </table:table-cell>
          <table:table-cell office:value-type="float" office:value="0.21370462733903803">
            <text:p>0.21370462733903803</text:p>
          </table:table-cell>
          <table:table-cell office:value-type="float" office:value="0.20700716318721907">
            <text:p>0.20700716318721907</text:p>
          </table:table-cell>
          <table:table-cell office:value-type="float" office:value="0.19792154790851818">
            <text:p>0.19792154790851818</text:p>
          </table:table-cell>
          <table:table-cell office:value-type="float" office:value="0.1839744036068355">
            <text:p>0.1839744036068355</text:p>
          </table:table-cell>
          <table:table-cell office:value-type="float" office:value="0.16345204166479135">
            <text:p>0.16345204166479135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20128754329162582">
            <text:p>0.20128754329162582</text:p>
          </table:table-cell>
          <table:table-cell office:value-type="float" office:value="0.1950941163341206">
            <text:p>0.1950941163341206</text:p>
          </table:table-cell>
          <table:table-cell office:value-type="float" office:value="0.16819427694426567">
            <text:p>0.16819427694426567</text:p>
          </table:table-cell>
          <table:table-cell office:value-type="float" office:value="0.1617153753181647">
            <text:p>0.1617153753181647</text:p>
          </table:table-cell>
          <table:table-cell office:value-type="float" office:value="0.14378940758575828">
            <text:p>0.14378940758575828</text:p>
          </table:table-cell>
          <table:table-cell office:value-type="float" office:value="0.14877089817680642">
            <text:p>0.14877089817680642</text:p>
          </table:table-cell>
          <table:table-cell office:value-type="float" office:value="0.1735616716389065">
            <text:p>0.1735616716389065</text:p>
          </table:table-cell>
          <table:table-cell office:value-type="float" office:value="0.10269066181587622">
            <text:p>0.10269066181587622</text:p>
          </table:table-cell>
          <table:table-cell office:value-type="float" office:value="0.11119946180694765">
            <text:p>0.11119946180694765</text:p>
          </table:table-cell>
          <table:table-cell office:value-type="float" office:value="0.12239047522592789">
            <text:p>0.12239047522592789</text:p>
          </table:table-cell>
          <table:table-cell office:value-type="float" office:value="0.11538118085086592">
            <text:p>0.11538118085086592</text:p>
          </table:table-cell>
          <table:table-cell office:value-type="float" office:value="0.11554129935964931">
            <text:p>0.11554129935964931</text:p>
          </table:table-cell>
          <table:table-cell office:value-type="float" office:value="0.11938478574485781">
            <text:p>0.11938478574485781</text:p>
          </table:table-cell>
          <table:table-cell office:value-type="float" office:value="0.11934663791050254">
            <text:p>0.11934663791050254</text:p>
          </table:table-cell>
          <table:table-cell office:value-type="float" office:value="0.11623150628062028">
            <text:p>0.11623150628062028</text:p>
          </table:table-cell>
          <table:table-cell office:value-type="float" office:value="0.11924563967827352">
            <text:p>0.11924563967827352</text:p>
          </table:table-cell>
          <table:table-cell office:value-type="float" office:value="0.12256886593613121">
            <text:p>0.12256886593613121</text:p>
          </table:table-cell>
          <table:table-cell office:value-type="float" office:value="0.1361739622008564">
            <text:p>0.1361739622008564</text:p>
          </table:table-cell>
          <table:table-cell office:value-type="float" office:value="0.12670625899070395">
            <text:p>0.12670625899070395</text:p>
          </table:table-cell>
          <table:table-cell office:value-type="float" office:value="0.12452482855832257">
            <text:p>0.12452482855832257</text:p>
          </table:table-cell>
          <table:table-cell office:value-type="float" office:value="0.12708982655184317">
            <text:p>0.12708982655184317</text:p>
          </table:table-cell>
          <table:table-cell office:value-type="float" office:value="0.12132477313685307">
            <text:p>0.12132477313685307</text:p>
          </table:table-cell>
          <table:table-cell office:value-type="float" office:value="0.19039109853958028">
            <text:p>0.19039109853958028</text:p>
          </table:table-cell>
          <table:table-cell office:value-type="float" office:value="0.19386903170739153">
            <text:p>0.19386903170739153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5148551849404343">
            <text:p>0.05148551849404343</text:p>
          </table:table-cell>
          <table:table-cell office:value-type="float" office:value="0.049145973291356365">
            <text:p>0.049145973291356365</text:p>
          </table:table-cell>
          <table:table-cell office:value-type="float" office:value="0.04829080190214631">
            <text:p>0.04829080190214631</text:p>
          </table:table-cell>
          <table:table-cell office:value-type="float" office:value="0.046735266819074694">
            <text:p>0.046735266819074694</text:p>
          </table:table-cell>
          <table:table-cell office:value-type="float" office:value="0.04604880985855887">
            <text:p>0.04604880985855887</text:p>
          </table:table-cell>
          <table:table-cell office:value-type="float" office:value="0.04575056708535357">
            <text:p>0.04575056708535357</text:p>
          </table:table-cell>
          <table:table-cell office:value-type="float" office:value="0.0495776898008292">
            <text:p>0.0495776898008292</text:p>
          </table:table-cell>
          <table:table-cell office:value-type="float" office:value="0.058225071717064675">
            <text:p>0.058225071717064675</text:p>
          </table:table-cell>
          <table:table-cell office:value-type="float" office:value="0.06615313557695249">
            <text:p>0.06615313557695249</text:p>
          </table:table-cell>
          <table:table-cell office:value-type="float" office:value="0.06999079650591912">
            <text:p>0.06999079650591912</text:p>
          </table:table-cell>
          <table:table-cell office:value-type="float" office:value="0.07172679978268306">
            <text:p>0.07172679978268306</text:p>
          </table:table-cell>
          <table:table-cell office:value-type="float" office:value="0.0724395971262842">
            <text:p>0.0724395971262842</text:p>
          </table:table-cell>
          <table:table-cell office:value-type="float" office:value="0.07266673013631478">
            <text:p>0.07266673013631478</text:p>
          </table:table-cell>
          <table:table-cell office:value-type="float" office:value="0.07198133420804684">
            <text:p>0.07198133420804684</text:p>
          </table:table-cell>
          <table:table-cell office:value-type="float" office:value="0.07109964731392414">
            <text:p>0.07109964731392414</text:p>
          </table:table-cell>
          <table:table-cell office:value-type="float" office:value="0.07062282148199107">
            <text:p>0.07062282148199107</text:p>
          </table:table-cell>
          <table:table-cell office:value-type="float" office:value="0.07164640856266055">
            <text:p>0.07164640856266055</text:p>
          </table:table-cell>
          <table:table-cell office:value-type="float" office:value="0.07483446022383569">
            <text:p>0.07483446022383569</text:p>
          </table:table-cell>
          <table:table-cell office:value-type="float" office:value="0.07662800647279941">
            <text:p>0.07662800647279941</text:p>
          </table:table-cell>
          <table:table-cell office:value-type="float" office:value="0.07576023661330646">
            <text:p>0.07576023661330646</text:p>
          </table:table-cell>
          <table:table-cell office:value-type="float" office:value="0.07338592457725496">
            <text:p>0.07338592457725496</text:p>
          </table:table-cell>
          <table:table-cell office:value-type="float" office:value="0.07016499121768">
            <text:p>0.07016499121768</text:p>
          </table:table-cell>
          <table:table-cell office:value-type="float" office:value="0.06522060154520412">
            <text:p>0.06522060154520412</text:p>
          </table:table-cell>
          <table:table-cell office:value-type="float" office:value="0.05794523733829574">
            <text:p>0.05794523733829574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